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objectwithoutfill">
      <style:graphic-properties draw:stroke="none" draw:stroke-dash="Dash" draw:fill="none" draw:textarea-vertical-align="middle"/>
      <style:paragraph-properties style:writing-mode="lr-tb"/>
    </style:style>
    <style:style style:name="gr2" style:family="graphic" style:parent-style-name="standard">
      <style:graphic-properties svg:stroke-color="#999999" draw:fill="solid" draw:fill-color="#eeeeee" draw:textarea-horizontal-align="justify" draw:textarea-vertical-align="middle" draw:auto-grow-height="false" fo:min-height="0.5cm" fo:min-width="4.5cm"/>
      <style:paragraph-properties style:writing-mode="lr-tb"/>
    </style:style>
    <style:style style:name="gr3" style:family="graphic" style:parent-style-name="standard">
      <style:graphic-properties svg:stroke-color="#999999" draw:fill="solid" draw:fill-color="#eeeeee" draw:textarea-horizontal-align="justify" draw:textarea-vertical-align="middle" draw:auto-grow-height="false" fo:min-height="2cm" fo:min-width="4.5cm"/>
      <style:paragraph-properties style:writing-mode="lr-tb"/>
    </style:style>
    <style:style style:name="gr4" style:family="graphic" style:parent-style-name="standard" style:list-style-name="L1">
      <style:graphic-properties svg:stroke-color="#999999" draw:fill="solid" draw:fill-color="#eeeeee" draw:textarea-horizontal-align="justify" draw:textarea-vertical-align="middle" draw:auto-grow-height="false" fo:min-height="2cm" fo:min-width="4.5cm"/>
      <style:paragraph-properties style:writing-mode="lr-tb"/>
    </style:style>
    <style:style style:name="gr5" style:family="graphic" style:parent-style-name="standard">
      <style:graphic-properties svg:stroke-color="#999999" draw:fill="solid" draw:fill-color="#ffffd7" draw:textarea-horizontal-align="justify" draw:textarea-vertical-align="middle" draw:auto-grow-height="false" fo:min-height="0.5cm" fo:min-width="4.5cm"/>
      <style:paragraph-properties style:writing-mode="lr-tb"/>
    </style:style>
    <style:style style:name="gr6" style:family="graphic" style:parent-style-name="standard" style:list-style-name="L1">
      <style:graphic-properties svg:stroke-color="#999999" draw:fill="solid" draw:fill-color="#ffffd7" draw:textarea-horizontal-align="justify" draw:textarea-vertical-align="middle" draw:auto-grow-height="false" fo:min-height="2.25cm" fo:min-width="4.5cm"/>
      <style:paragraph-properties style:writing-mode="lr-tb"/>
    </style:style>
    <style:style style:name="gr7" style:family="graphic" style:parent-style-name="standard" style:list-style-name="L1">
      <style:graphic-properties svg:stroke-color="#999999" draw:fill="solid" draw:fill-color="#b7f1ee" draw:textarea-horizontal-align="justify" draw:textarea-vertical-align="middle" draw:auto-grow-height="false" fo:min-height="0.5cm" fo:min-width="4.5cm"/>
      <style:paragraph-properties style:writing-mode="lr-tb"/>
    </style:style>
    <style:style style:name="gr8" style:family="graphic" style:parent-style-name="standard" style:list-style-name="L1">
      <style:graphic-properties svg:stroke-color="#999999" draw:fill="solid" draw:fill-color="#b7f1ee" draw:textarea-horizontal-align="justify" draw:textarea-vertical-align="middle" draw:auto-grow-height="false" fo:min-height="5.25cm" fo:min-width="4.5cm"/>
      <style:paragraph-properties style:writing-mode="lr-tb"/>
    </style:style>
    <style:style style:name="gr9" style:family="graphic" style:parent-style-name="standard" style:list-style-name="L1">
      <style:graphic-properties svg:stroke-color="#999999" draw:fill="solid" draw:fill-color="#ffffd7" draw:textarea-horizontal-align="justify" draw:textarea-vertical-align="middle" draw:auto-grow-height="false" fo:min-height="2.25cm" fo:min-width="4.5cm"/>
      <style:paragraph-properties style:writing-mode="lr-tb"/>
    </style:style>
    <style:style style:name="gr10" style:family="graphic" style:parent-style-name="standard" style:list-style-name="L1">
      <style:graphic-properties svg:stroke-color="#999999" draw:fill="solid" draw:fill-color="#b7f1ee" draw:textarea-horizontal-align="justify" draw:textarea-vertical-align="middle" draw:auto-grow-height="false" fo:min-height="0.5cm" fo:min-width="4.5cm"/>
      <style:paragraph-properties style:writing-mode="lr-tb"/>
    </style:style>
    <style:style style:name="gr11" style:family="graphic" style:parent-style-name="standard" style:list-style-name="L1">
      <style:graphic-properties svg:stroke-color="#999999" draw:fill="solid" draw:fill-color="#b7f1ee" draw:textarea-horizontal-align="justify" draw:textarea-vertical-align="middle" draw:auto-grow-height="false" fo:min-height="4cm" fo:min-width="4.5cm"/>
      <style:paragraph-properties style:writing-mode="lr-tb"/>
    </style:style>
    <style:style style:name="gr12" style:family="graphic" style:parent-style-name="standard" style:list-style-name="L1">
      <style:graphic-properties svg:stroke-color="#999999" draw:fill="solid" draw:fill-color="#ffffd7" draw:textarea-horizontal-align="justify" draw:textarea-vertical-align="middle" draw:auto-grow-height="false" fo:min-height="2.25cm" fo:min-width="4.5cm"/>
      <style:paragraph-properties style:writing-mode="lr-tb"/>
    </style:style>
    <style:style style:name="gr13" style:family="graphic" style:parent-style-name="standard" style:list-style-name="L1">
      <style:graphic-properties svg:stroke-color="#999999" draw:fill="solid" draw:fill-color="#ffffd7" draw:textarea-horizontal-align="justify" draw:textarea-vertical-align="middle" draw:auto-grow-height="false" fo:min-height="0.5cm" fo:min-width="4.5cm"/>
      <style:paragraph-properties style:writing-mode="lr-tb"/>
    </style:style>
    <style:style style:name="gr14" style:family="graphic" style:parent-style-name="standard" style:list-style-name="L1">
      <style:graphic-properties svg:stroke-color="#999999" draw:fill="solid" draw:fill-color="#ffffd7" draw:textarea-horizontal-align="justify" draw:textarea-vertical-align="middle" draw:auto-grow-height="false" fo:min-height="2.25cm" fo:min-width="4.5cm"/>
      <style:paragraph-properties style:writing-mode="lr-tb"/>
    </style:style>
    <style:style style:name="gr15" style:family="graphic" style:parent-style-name="objectwithoutfill">
      <style:graphic-properties draw:fill="none" draw:textarea-vertical-align="middle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2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/>
      <style:text-properties fo:background-color="#ffffff"/>
    </style:style>
    <style:style style:name="P3" style:family="paragraph">
      <style:paragraph-properties fo:text-align="center" style:writing-mode="lr-tb"/>
      <style:text-properties fo:font-size="13pt" style:font-size-asian="16pt" style:font-size-complex="16pt"/>
    </style:style>
    <style:style style:name="P4" style:family="paragraph">
      <loext:graphic-properties draw:fill="solid" draw:fill-color="#eeeeee"/>
      <style:paragraph-properties fo:text-align="center" style:writing-mode="lr-tb"/>
      <style:text-properties fo:font-size="13pt" style:font-size-asian="16pt" style:font-size-complex="16pt"/>
    </style:style>
    <style:style style:name="P5" style:family="paragraph">
      <style:paragraph-properties fo:text-align="start" style:writing-mode="lr-tb"/>
      <style:text-properties fo:font-size="11pt" style:font-size-asian="14pt" style:font-size-complex="14pt"/>
    </style:style>
    <style:style style:name="P6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1pt" style:font-size-asian="14pt" style:font-size-complex="14pt"/>
    </style:style>
    <style:style style:name="P7" style:family="paragraph">
      <loext:graphic-properties draw:fill="solid" draw:fill-color="#eeeeee"/>
      <style:paragraph-properties fo:text-align="start" style:writing-mode="lr-tb"/>
      <style:text-properties fo:font-size="11pt" style:font-size-asian="14pt" style:font-size-complex="14pt"/>
    </style:style>
    <style:style style:name="P8" style:family="paragraph">
      <loext:graphic-properties draw:fill="solid" draw:fill-color="#eeeeee"/>
      <style:paragraph-properties fo:margin-left="0cm" fo:margin-right="0cm" fo:margin-top="0cm" fo:margin-bottom="0cm" fo:line-height="100%" fo:text-align="start" fo:text-indent="0cm" style:writing-mode="lr-tb"/>
      <style:text-properties fo:font-size="11pt" style:font-size-asian="14pt" style:font-size-complex="14pt"/>
    </style:style>
    <style:style style:name="P9" style:family="paragraph">
      <loext:graphic-properties draw:fill="solid" draw:fill-color="#ffffd7"/>
      <style:paragraph-properties fo:text-align="center" style:writing-mode="lr-tb"/>
      <style:text-properties fo:font-size="13pt" style:font-size-asian="16pt" style:font-size-complex="16pt"/>
    </style:style>
    <style:style style:name="P10" style:family="paragraph">
      <loext:graphic-properties draw:fill="solid" draw:fill-color="#ffffd7"/>
      <style:paragraph-properties fo:margin-left="0cm" fo:margin-right="0cm" fo:margin-top="0cm" fo:margin-bottom="0cm" fo:line-height="100%" fo:text-align="start" fo:text-indent="0cm" style:writing-mode="lr-tb"/>
      <style:text-properties fo:font-size="11pt" style:font-size-asian="14pt" style:font-size-complex="14pt"/>
    </style:style>
    <style:style style:name="P11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3pt" style:font-size-asian="16pt" style:font-size-complex="16pt"/>
    </style:style>
    <style:style style:name="P12" style:family="paragraph">
      <loext:graphic-properties draw:fill="solid" draw:fill-color="#b7f1ee"/>
      <style:paragraph-properties fo:margin-left="0cm" fo:margin-right="0cm" fo:margin-top="0cm" fo:margin-bottom="0cm" fo:line-height="100%" fo:text-align="center" fo:text-indent="0cm" style:writing-mode="lr-tb"/>
      <style:text-properties fo:font-size="13pt" style:font-size-asian="16pt" style:font-size-complex="16pt"/>
    </style:style>
    <style:style style:name="P13" style:family="paragraph">
      <loext:graphic-properties draw:fill="solid" draw:fill-color="#b7f1ee"/>
      <style:paragraph-properties fo:margin-left="0cm" fo:margin-right="0cm" fo:margin-top="0cm" fo:margin-bottom="0cm" fo:line-height="100%" fo:text-align="start" fo:text-indent="0cm" style:writing-mode="lr-tb"/>
      <style:text-properties fo:font-size="11pt" style:font-size-asian="14pt" style:font-size-complex="14pt"/>
    </style:style>
    <style:style style:name="P14" style:family="paragraph">
      <loext:graphic-properties draw:fill="solid" draw:fill-color="#ffffd7"/>
      <style:paragraph-properties fo:margin-left="0cm" fo:margin-right="0cm" fo:margin-top="0cm" fo:margin-bottom="0cm" fo:line-height="100%" fo:text-align="center" fo:text-indent="0cm" style:writing-mode="lr-tb"/>
      <style:text-properties fo:font-size="13pt" style:font-size-asian="16pt" style:font-size-complex="16pt"/>
    </style:style>
    <style:style style:name="P15" style:family="paragraph">
      <loext:graphic-properties draw:fill="none"/>
      <style:paragraph-properties fo:text-align="center"/>
    </style:style>
    <style:style style:name="T1" style:family="text">
      <style:text-properties fo:background-color="#ffffff"/>
    </style:style>
    <style:style style:name="T2" style:family="text">
      <style:text-properties fo:font-size="13pt" style:font-size-asian="16pt" style:font-size-complex="16pt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1pt" fo:font-style="normal" fo:text-shadow="none" style:text-underline-style="none" fo:font-weight="normal" style:letter-kerning="true" style:font-name-asian="Noto Sans CJK SC" style:font-size-asian="14pt" style:font-style-asian="normal" style:font-weight-asian="normal" style:font-name-complex="Noto Sans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1pt" style:font-size-asian="14pt" style:font-size-complex="14pt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3pt" fo:font-style="normal" fo:text-shadow="none" style:text-underline-style="none" fo:font-weight="normal" style:letter-kerning="true" style:font-name-asian="Noto Sans CJK SC" style:font-size-asian="16pt" style:font-style-asian="normal" style:font-weight-asian="normal" style:font-name-complex="Noto Sans Devanagari" style:font-size-complex="1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line draw:style-name="gr1" draw:text-style-name="P2" draw:layer="layout" svg:x1="1cm" svg:y1="1.5cm" svg:x2="20cm" svg:y2="1.5cm">
          <text:p text:style-name="P1"><text:span text:style-name="T1">Data Vault</text:span></text:p>
        </draw:line>
        <draw:custom-shape draw:style-name="gr2" draw:text-style-name="P4" draw:layer="layout" svg:width="5cm" svg:height="0.75cm" svg:x="7.95cm" svg:y="2.5cm">
          <text:p text:style-name="P3"><text:span text:style-name="T2">h_subscriber</text:span></text:p>
          <draw:enhanced-geometry svg:viewBox="0 0 21600 21600" draw:type="rectangle" draw:enhanced-path="M 0 0 L 21600 0 21600 21600 0 21600 0 0 Z N"/>
        </draw:custom-shape>
        <draw:custom-shape draw:style-name="gr3" draw:text-style-name="P7" xml:id="id3" draw:id="id3" draw:layer="layout" svg:width="5cm" svg:height="2.25cm" svg:x="7.95cm" svg:y="3.25cm">
          <text:p text:style-name="P5"><text:span text:style-name="T3">h_subscriber_rk: bigint</text:span></text:p>
          <text:p text:style-name="P6"><text:span text:style-name="T3">user_id: bigint</text:span></text:p>
          <text:p text:style-name="P6"><text:span text:style-name="T3">source_system: string</text:span></text:p>
          <text:p text:style-name="P5"><text:span text:style-name="T4">processed_dttm: datetime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5cm" svg:height="0.75cm" svg:x="7.95cm" svg:y="9cm">
          <text:p text:style-name="P3"><text:span text:style-name="T2">h_post</text:span></text:p>
          <draw:enhanced-geometry svg:viewBox="0 0 21600 21600" draw:type="rectangle" draw:enhanced-path="M 0 0 L 21600 0 21600 21600 0 21600 0 0 Z N"/>
        </draw:custom-shape>
        <draw:custom-shape draw:style-name="gr4" draw:text-style-name="P8" xml:id="id7" draw:id="id7" draw:layer="layout" svg:width="5cm" svg:height="2.25cm" svg:x="7.95cm" svg:y="9.75cm">
          <text:p text:style-name="P6"><text:span text:style-name="T3">h_post_rk: bigint</text:span></text:p>
          <text:p text:style-name="P6"><text:span text:style-name="T3">post_id: bigint</text:span></text:p>
          <text:p text:style-name="P6"><text:span text:style-name="T3">source_system: string</text:span></text:p>
          <text:p text:style-name="P6"><text:span text:style-name="T3">processed_dttm: dateti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9" draw:layer="layout" svg:width="5cm" svg:height="0.75cm" svg:x="14.7cm" svg:y="6cm">
          <text:p text:style-name="P3"><text:span text:style-name="T2">l_user_post</text:span>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5cm" svg:height="2.5cm" svg:x="14.7cm" svg:y="6.75cm">
          <text:p text:style-name="P6"><text:span text:style-name="T3">l_user_post_rk: bigint</text:span></text:p>
          <text:p text:style-name="P6"><text:span text:style-name="T3">h_user_rk: bigint</text:span></text:p>
          <text:p text:style-name="P6"><text:span text:style-name="T3">h_post_rk: bigint</text:span></text:p>
          <text:p text:style-name="P6"><text:span text:style-name="T3">source_system: string</text:span></text:p>
          <text:p text:style-name="P6"><text:span text:style-name="T3">processed_dttm: dateti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2" draw:layer="layout" svg:width="5cm" svg:height="0.75cm" svg:x="1.2cm" svg:y="2.5cm">
          <text:p text:style-name="P11"><text:span text:style-name="T5">s_</text:span><text:span text:style-name="T2">user</text:span></text:p>
          <draw:enhanced-geometry svg:viewBox="0 0 21600 21600" draw:type="rectangle" draw:enhanced-path="M 0 0 L 21600 0 21600 21600 0 21600 0 0 Z N"/>
        </draw:custom-shape>
        <draw:custom-shape draw:style-name="gr8" draw:text-style-name="P13" xml:id="id8" draw:id="id8" draw:layer="layout" svg:width="5cm" svg:height="5.5cm" svg:x="1.2cm" svg:y="3.25cm">
          <text:p text:style-name="P6"><text:span text:style-name="T3">h_user_rk: bigint</text:span></text:p>
          <text:p text:style-name="P6"><text:span text:style-name="T3">email: varchar(100)</text:span></text:p>
          <text:p text:style-name="P6"><text:span text:style-name="T3">name: varchar(100)</text:span></text:p>
          <text:p text:style-name="P6"><text:span text:style-name="T3">surname: varchar(100)</text:span></text:p>
          <text:p text:style-name="P6"><text:span text:style-name="T3">phone: varchar(100)</text:span></text:p>
          <text:p text:style-name="P6"><text:span text:style-name="T3">sity: varchar(100)</text:span></text:p>
          <text:p text:style-name="P6"><text:span text:style-name="T3">birthday: date</text:span></text:p>
          <text:p text:style-name="P6"><text:span text:style-name="T3">source_system: string</text:span></text:p>
          <text:p text:style-name="P6"><text:span text:style-name="T3">processed_dttm: datetime</text:span></text:p>
          <text:p text:style-name="P6"><text:span text:style-name="T3">valid_from_dttm: datetime</text:span></text:p>
          <text:p text:style-name="P6"><text:span text:style-name="T3">valid_to_dttm: dateti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9" draw:layer="layout" svg:width="5cm" svg:height="0.75cm" svg:x="14.7cm" svg:y="9.5cm">
          <text:p text:style-name="P3"><text:span text:style-name="T2">l_user_like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xml:id="id2" draw:id="id2" draw:layer="layout" svg:width="5cm" svg:height="2.5cm" svg:x="14.7cm" svg:y="10.25cm">
          <text:p text:style-name="P6"><text:span text:style-name="T3">l_user_like_rk: bigint</text:span></text:p>
          <text:p text:style-name="P6"><text:span text:style-name="T3">h_user_rk: bigint</text:span></text:p>
          <text:p text:style-name="P6"><text:span text:style-name="T3">h_post_rk: bigint</text:span></text:p>
          <text:p text:style-name="P6"><text:span text:style-name="T3">source_system: string</text:span></text:p>
          <text:p text:style-name="P6"><text:span text:style-name="T3">processed_dttm: dateti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2" draw:layer="layout" svg:width="5cm" svg:height="0.75cm" svg:x="1.2cm" svg:y="9cm">
          <text:p text:style-name="P11"><text:span text:style-name="T5">s_post</text:span></text:p>
          <draw:enhanced-geometry svg:viewBox="0 0 21600 21600" draw:type="rectangle" draw:enhanced-path="M 0 0 L 21600 0 21600 21600 0 21600 0 0 Z N"/>
        </draw:custom-shape>
        <draw:custom-shape draw:style-name="gr11" draw:text-style-name="P13" xml:id="id9" draw:id="id9" draw:layer="layout" svg:width="5cm" svg:height="4.25cm" svg:x="1.2cm" svg:y="9.75cm">
          <text:p text:style-name="P6"><text:span text:style-name="T3">h_post_rk: bigint</text:span></text:p>
          <text:p text:style-name="P6"><text:span text:style-name="T3">user_id: bigint</text:span></text:p>
          <text:p text:style-name="P6"><text:span text:style-name="T3">date: date</text:span></text:p>
          <text:p text:style-name="P6"><text:span text:style-name="T3">topic: varchar(100)</text:span></text:p>
          <text:p text:style-name="P6"><text:span text:style-name="T3">text: varchar(100)</text:span></text:p>
          <text:p text:style-name="P6"><text:span text:style-name="T3">source_system: string</text:span></text:p>
          <text:p text:style-name="P6"><text:span text:style-name="T3">processed_dttm: datetime</text:span></text:p>
          <text:p text:style-name="P6"><text:span text:style-name="T3">valid_from_dttm: datetime</text:span></text:p>
          <text:p text:style-name="P6"><text:span text:style-name="T3">valid_to_dttm: dateti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9" draw:layer="layout" svg:width="5cm" svg:height="0.75cm" svg:x="14.7cm" svg:y="6cm">
          <text:p text:style-name="P3"><text:span text:style-name="T2">l_user_post</text:span></text:p>
          <draw:enhanced-geometry svg:viewBox="0 0 21600 21600" draw:type="rectangle" draw:enhanced-path="M 0 0 L 21600 0 21600 21600 0 21600 0 0 Z N"/>
        </draw:custom-shape>
        <draw:custom-shape draw:style-name="gr12" draw:text-style-name="P10" xml:id="id6" draw:id="id6" draw:layer="layout" svg:width="5cm" svg:height="2.5cm" svg:x="14.7cm" svg:y="6.75cm">
          <text:p text:style-name="P6"><text:span text:style-name="T3">l_user_post_rk: bigint</text:span></text:p>
          <text:p text:style-name="P6"><text:span text:style-name="T3">h_user_rk: bigint</text:span></text:p>
          <text:p text:style-name="P6"><text:span text:style-name="T3">h_post_rk: bigint</text:span></text:p>
          <text:p text:style-name="P6"><text:span text:style-name="T3">source_system: string</text:span></text:p>
          <text:p text:style-name="P6"><text:span text:style-name="T3">processed_dttm: dateti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4" draw:layer="layout" svg:width="5cm" svg:height="0.75cm" svg:x="14.7cm" svg:y="2.5cm">
          <text:p text:style-name="P11"><text:span text:style-name="T5">l_subscriber_</text:span><text:span text:style-name="T2">user</text:span></text:p>
          <draw:enhanced-geometry svg:viewBox="0 0 21600 21600" draw:type="rectangle" draw:enhanced-path="M 0 0 L 21600 0 21600 21600 0 21600 0 0 Z N"/>
        </draw:custom-shape>
        <draw:custom-shape draw:style-name="gr14" draw:text-style-name="P10" xml:id="id4" draw:id="id4" draw:layer="layout" svg:width="5cm" svg:height="2.5cm" svg:x="14.7cm" svg:y="3.25cm">
          <text:p text:style-name="P6"><text:span text:style-name="T3">l_subscriber_user_rk: bigint</text:span></text:p>
          <text:p text:style-name="P6"><text:span text:style-name="T3">h_subscriber_rk: bigint</text:span></text:p>
          <text:p text:style-name="P6"><text:span text:style-name="T3">h_user_rk: bigint</text:span></text:p>
          <text:p text:style-name="P6"><text:span text:style-name="T3">source_system: string</text:span></text:p>
          <text:p text:style-name="P6"><text:span text:style-name="T3">processed_dttm: dateti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xml:id="id5" draw:id="id5" draw:layer="layout" svg:width="5cm" svg:height="0.75cm" svg:x="7.95cm" svg:y="5.75cm">
          <text:p text:style-name="P3"><text:span text:style-name="T2">h_user</text:span></text:p>
          <draw:enhanced-geometry svg:viewBox="0 0 21600 21600" draw:type="rectangle" draw:enhanced-path="M 0 0 L 21600 0 21600 21600 0 21600 0 0 Z N"/>
        </draw:custom-shape>
        <draw:custom-shape draw:style-name="gr3" draw:text-style-name="P7" xml:id="id1" draw:id="id1" draw:layer="layout" svg:width="5cm" svg:height="2.25cm" svg:x="7.95cm" svg:y="6.5cm">
          <text:p text:style-name="P5"><text:span text:style-name="T3">h_user_rk: bigint</text:span></text:p>
          <text:p text:style-name="P6"><text:span text:style-name="T3">user_id: bigint</text:span></text:p>
          <text:p text:style-name="P6"><text:span text:style-name="T3">source_system: string</text:span></text:p>
          <text:p text:style-name="P5"><text:span text:style-name="T4">processed_dttm: datetime</text:span></text:p>
          <draw:enhanced-geometry svg:viewBox="0 0 21600 21600" draw:type="rectangle" draw:enhanced-path="M 0 0 L 21600 0 21600 21600 0 21600 0 0 Z N"/>
        </draw:custom-shape>
        <draw:connector draw:style-name="gr15" draw:text-style-name="P15" draw:layer="layout" draw:type="curve" svg:x1="12.95cm" svg:y1="7.625cm" svg:x2="14.7cm" svg:y2="11.5cm" draw:start-shape="id1" draw:start-glue-point="1" draw:end-shape="id2" draw:end-glue-point="3" svg:d="M12950 7625c1312 0 438 3875 1750 3875" svg:viewBox="0 0 1751 3876">
          <text:p/>
        </draw:connector>
        <draw:connector draw:style-name="gr15" draw:text-style-name="P15" draw:layer="layout" draw:type="curve" svg:x1="12.95cm" svg:y1="4.375cm" svg:x2="14.7cm" svg:y2="4.5cm" draw:start-shape="id3" draw:start-glue-point="1" draw:end-shape="id4" draw:end-glue-point="3" svg:d="M12950 4375c1312 0 438 125 1750 125" svg:viewBox="0 0 1751 126">
          <text:p/>
        </draw:connector>
        <draw:connector draw:style-name="gr15" draw:text-style-name="P15" draw:layer="layout" draw:type="curve" svg:x1="12.95cm" svg:y1="6.125cm" svg:x2="14.7cm" svg:y2="4.5cm" draw:start-shape="id5" draw:start-glue-point="1" draw:end-shape="id4" draw:end-glue-point="3" svg:d="M12950 6125c1312 0 438-1625 1750-1625" svg:viewBox="0 0 1751 1626">
          <text:p/>
        </draw:connector>
        <draw:connector draw:style-name="gr15" draw:text-style-name="P15" draw:layer="layout" draw:type="curve" svg:x1="12.95cm" svg:y1="7.625cm" svg:x2="14.7cm" svg:y2="8cm" draw:start-shape="id1" draw:start-glue-point="1" draw:end-shape="id6" draw:end-glue-point="3" svg:d="M12950 7625c1312 0 438 375 1750 375" svg:viewBox="0 0 1751 376">
          <text:p/>
        </draw:connector>
        <draw:connector draw:style-name="gr15" draw:text-style-name="P15" draw:layer="layout" draw:type="curve" svg:x1="12.95cm" svg:y1="10.875cm" svg:x2="14.7cm" svg:y2="8cm" draw:start-shape="id7" draw:start-glue-point="1" draw:end-shape="id6" draw:end-glue-point="3" svg:d="M12950 10875c1312 0 438-2875 1750-2875" svg:viewBox="0 0 1751 2876">
          <text:p/>
        </draw:connector>
        <draw:connector draw:style-name="gr15" draw:text-style-name="P15" draw:layer="layout" draw:type="curve" svg:x1="12.95cm" svg:y1="10.875cm" svg:x2="14.7cm" svg:y2="11.5cm" draw:start-shape="id7" draw:start-glue-point="1" draw:end-shape="id2" draw:end-glue-point="3" svg:d="M12950 10875c1312 0 438 625 1750 625" svg:viewBox="0 0 1751 626">
          <text:p/>
        </draw:connector>
        <draw:connector draw:style-name="gr15" draw:text-style-name="P15" draw:layer="layout" draw:type="curve" svg:x1="6.2cm" svg:y1="6cm" svg:x2="7.95cm" svg:y2="7.625cm" draw:start-shape="id8" draw:start-glue-point="1" draw:end-shape="id1" draw:end-glue-point="3" svg:d="M6200 6000c1312 0 438 1625 1750 1625" svg:viewBox="0 0 1751 1626">
          <text:p/>
        </draw:connector>
        <draw:connector draw:style-name="gr15" draw:text-style-name="P15" draw:layer="layout" draw:type="curve" svg:x1="6.2cm" svg:y1="11.875cm" svg:x2="7.95cm" svg:y2="10.875cm" draw:start-shape="id9" draw:start-glue-point="1" draw:end-shape="id7" draw:end-glue-point="3" svg:d="M6200 11875c1312 0 438-1000 1750-1000" svg:viewBox="0 0 1751 1001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Стили_20_стрелок_20_1" draw:display-name="Стили стрелок 1" svg:viewBox="0 0 20 20" svg:d="M0 20l10-20 10 20z"/>
    <draw:marker draw:name="Стили_20_стрелок_20_12" draw:display-name="Стили стрелок 12" svg:viewBox="0 0 20 20" svg:d="M0 20l10-20 10 20z"/>
    <draw:marker draw:name="Стили_20_стрелок_20_13" draw:display-name="Стили стрелок 13" svg:viewBox="0 0 20 20" svg:d="M0 20l10-20 10 20z"/>
    <draw:marker draw:name="Стили_20_стрелок_20_14" draw:display-name="Стили стрелок 14" svg:viewBox="0 0 20 20" svg:d="M0 20l10-20 10 20z"/>
    <draw:marker draw:name="Стили_20_стрелок_20_15" draw:display-name="Стили стрелок 15" svg:viewBox="0 0 20 20" svg:d="M0 20l10-20 10 20z"/>
    <draw:marker draw:name="Стили_20_стрелок_20_16" draw:display-name="Стили стрелок 16" svg:viewBox="0 0 20 20" svg:d="M0 20l10-20 10 20z"/>
    <draw:marker draw:name="Стили_20_стрелок_20_19" draw:display-name="Стили стрелок 19" svg:viewBox="0 0 20 20" svg:d="M0 20l10-20 10 20z"/>
    <draw:marker draw:name="Стили_20_стрелок_20_2" draw:display-name="Стили стрелок 2" svg:viewBox="0 0 20 20" svg:d="M0 20l10-20 10 20z"/>
    <draw:marker draw:name="Стили_20_стрелок_20_20" draw:display-name="Стили стрелок 20" svg:viewBox="0 0 20 20" svg:d="M0 20l10-20 10 20z"/>
    <draw:marker draw:name="Стили_20_стрелок_20_21" draw:display-name="Стили стрелок 21" svg:viewBox="0 0 20 20" svg:d="M0 20l10-20 10 20z"/>
    <draw:marker draw:name="Стили_20_стрелок_20_22" draw:display-name="Стили стрелок 22" svg:viewBox="0 0 20 20" svg:d="M0 20l10-20 10 20z"/>
    <draw:marker draw:name="Стили_20_стрелок_20_23" draw:display-name="Стили стрелок 23" svg:viewBox="0 0 20 20" svg:d="M0 20l10-20 10 20z"/>
    <draw:marker draw:name="Стили_20_стрелок_20_3" draw:display-name="Стили стрелок 3" svg:viewBox="0 0 20 20" svg:d="M0 20l10-20 10 20z"/>
    <draw:marker draw:name="Стили_20_стрелок_20_4" draw:display-name="Стили стрелок 4" svg:viewBox="0 0 20 20" svg:d="M0 20l10-20 10 20z"/>
    <draw:stroke-dash draw:name="Dash" draw:style="rect" draw:dots1="1" draw:dots1-length="3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15.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5-13T11:14:29.635582778</meta:creation-date>
    <meta:generator>LibreOffice/7.1.7.2$Linux_X86_64 LibreOffice_project/10$Build-2</meta:generator>
    <dc:date>2022-05-13T19:02:36.422450680</dc:date>
    <meta:editing-duration>PT4H27M35S</meta:editing-duration>
    <meta:editing-cycles>102</meta:editing-cycles>
    <meta:document-statistic meta:object-count="27"/>
  </office:meta>
</office:document-meta>
</file>